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欧阳阳   |  2021.06.05 20:26   |   </text:span><text:a xlink:type="simple" xlink:href="http://palinfo.habago.org/Entry?Command=Information_PrintForum#FORUM40695"><text:span text:style-name="T2">#</text:span></text:a></text:p>
      <text:p text:style-name="P3"><text:span text:style-name="T1">1450军团已经显现出威力，台湾人民正在承受恶果。</text:span><text:span text:style-name="T3"><text:line-break/><text:line-break/></text:span><text:span text:style-name="T1">两年前，韩国瑜的“民意逆转”，就是1450军团的一次巅峰之作；</text:span><text:span text:style-name="T3"><text:line-break/></text:span><text:span text:style-name="T1">民进党蔡英文势力，背后可能有美国势力，利用执政优势，发动掌控的舆论媒体，既得利益的政客，文人，以及各种挂羊头卖狗肉的“民间”组织，洗脑，传销台湾人民，特别是台湾青年学生，抹黑攻击韩国瑜及韩粉；</text:span><text:span text:style-name="T3"><text:line-break/></text:span><text:span text:style-name="T1">在短短一年时间内使的韩国瑜支持“民意”发生逆转，蔡英文的支持度从20%上升到60%；</text:span><text:span text:style-name="T3"><text:line-break/></text:span><text:span text:style-name="T1">在此期间，韩国瑜有犯过明显的执政错误吗？没有，相反，他是台湾少有的非常想把高雄治理好的政客</text:span><text:span text:style-name="T3"><text:line-break/></text:span><text:span text:style-name="T1">蔡英文在一年间有什么显著的执政成果吗？没有！</text:span><text:span text:style-name="T3"><text:line-break/><text:line-break/></text:span><text:span text:style-name="T1">很显然，这是一场有预谋，有组织的针对台湾普通民众的“认知作战”</text:span><text:span text:style-name="T3"><text:line-break/><text:line-break/></text:span><text:span text:style-name="T1">而就在昨天，1450军团又出动，发动了一次针对疫情的“认知作战”，这段时间，民进党拒绝一切与大陆相关的疫苗，包括由大陆企业代理的BNT疫苗；</text:span><text:span text:style-name="T3"><text:line-break/></text:span><text:span text:style-name="T1">而台湾疫情蔓延，台湾的很多人已经产生恐慌情绪，对民进党产生质疑；</text:span><text:span text:style-name="T3"><text:line-break/></text:span><text:span text:style-name="T1">就在昨天，民进党联系日本送来124万剂日本人不用的AZ疫苗，同时1450军团也大规模发动起来，对日本进行感恩戴德，对中国大陆进行抹黑攻击，试图挽救民进党往下走的“民意”。</text:span><text:span text:style-name="T3"><text:line-break/></text:span><text:span text:style-name="T1">看看这两天台湾主流媒体的报道：</text:span><text:span text:style-name="T3"><text:line-break/><text:line-break/></text:span><text:span text:style-name="T1">獨家｜塔台20秒音檔曝光！AZ疫苗現貨全包急送來台　民航局航管感謝日航機長回應超催淚</text:span><text:span text:style-name="T3"><text:line-break/><text:line-break/></text:span><text:span text:style-name="T1">不畏中國六四敏感　感念日本友台疫苗送暖</text:span><text:span text:style-name="T3"><text:line-break/><text:line-break/></text:span><text:span text:style-name="T1">獨家｜最大手筆！日本送124萬劑AZ疫苗抵台　陳時中曝：本來多要給COVAX、感謝日本有情有義直接送</text:span><text:span text:style-name="T3"><text:line-break/><text:line-break/></text:span><text:span text:style-name="T1">謝長廷：打虎抓賊親兄弟 　感謝日本供台灣疫苗</text:span><text:span text:style-name="T3"><text:line-break/><text:line-break/></text:span><text:span text:style-name="T1">賴品妤：打壓台灣的惡鄰中共，與國際同盟伸援形成強烈對比</text:span><text:span text:style-name="T3"><text:line-break/><text:line-break/></text:span><text:span text:style-name="T1">美日相繼援助台灣疫苗　學者丁樹範：台灣處於美中戰略重要角色</text:span><text:span text:style-name="T3"><text:line-break/><text:line-break/></text:span><text:span text:style-name="T1">K律師論點｜日本援台灣也援中國　「你就知道共產黨怎麼處理恩人的」</text:span><text:span text:style-name="T3"><text:line-break/><text:line-break/></text:span><text:span text:style-name="T1">疫苗關鍵晚宴菜色曝光　謝長廷請美日貴賓吃這些台灣味</text:span><text:span text:style-name="T3"><text:line-break/><text:line-break/></text:span><text:span text:style-name="T1">來自台灣的感謝　日本網友收到了！101點燈圖被瘋傳「想儘早去台灣玩」</text:span><text:span text:style-name="T3"><text:line-break/><text:line-break/><text:line-break/></text:span><text:span text:style-name="T1">另外，苹果日报5月20还发了这样一篇新闻：</text:span><text:span text:style-name="T3"><text:line-break/></text:span><text:span text:style-name="T1">美媒：美國建6萬臥底兵團執行秘密任務　人數比CIA特務多10倍</text:span><text:span text:style-name="T3"><text:line-break/></text:span><text:span text:style-name="T1">《新聞周刊》（Newsweek）獨家披露，原來在編制之外，五角大樓在過去10年還打造了一支為數約6萬人的秘密軍隊，這支在「消除特徵」計劃下（signature reduction）建立的臥底兵團，會以假身份執勤，不受國會監督，專門從事比全副武裝衝突次一級的「灰色地帶」行動。</text:span><text:span text:style-name="T3"><text:line-break/></text:span><text:span text:style-name="T1">《新聞周刊》花了兩年時間調查，發現美軍也有一支混合了職業軍人、平民和承包商的非常規部隊，人員散落在全球130間企業及政府機關，隨時可執行秘密任務。</text:span><text:span text:style-name="T3"><text:line-break/></text:span><text:span text:style-name="T1">這支每年耗費9億美元（約251.96億元台幣）運作的6萬人軍隊，逾半屬特種部隊，負責最危險的前線反恐和敵後騷擾；其次是軍事情報專家；第三大兵種則是鍵盤戰士，由他們在網路上搜尋目標和影響輿論。他們參與行動時都有不同程度隱藏真正身份。</text:span><text:span text:style-name="T3"><text:line-break/><text:line-break/><text:line-break/></text:span><text:span text:style-name="T1">大家可以想象，处于中美交锋前线的台湾，会有多少美国的卧底部队？</text:span><text:span text:style-name="T3"><text:line-break/><text:line-break/></text:span><text:span text:style-name="T1">当台湾的执政党堕落到不顾台湾人民的生命安全，你能想象，它还有什么不敢做的？</text:span><text:span text:style-name="T3"><text:line-break/></text:span><text:span text:style-name="T1">有正常智商的人其实都能判断，大陆是台湾不可逃避的最重要的关系，挑拨2300万台湾人与14亿大陆人的仇恨关系，无异于自</text:span><text:span text:style-name="T4">杀</text:span><text:span text:style-name="T1">自毁；</text:span><text:span text:style-name="T3"><text:line-break/></text:span><text:span text:style-name="T1">可惜，很多台湾人在那种舆论洗脑传销的作用下，已经失去了正常人应该有的智商。</text:span><text:span text:style-name="T3"><text:line-break/><text:line-break/><text:line-break/></text:span><text:span text:style-name="T1">1450军团已经主导台湾， 人民正走在通往危险的路上。</text:span><text:span text:style-name="T3"><text:line-break/><text:line-break/></text:span></text:p>
      <text:p text:style-name="P2"><text:span text:style-name="T1">莊靖   |  2021.06.05 16:11   |   </text:span><text:a xlink:type="simple" xlink:href="http://palinfo.habago.org/Entry?Command=Information_PrintForum#FORUM40694"><text:span text:style-name="T2">#</text:span></text:a></text:p>
      <text:p text:style-name="P4"><text:span text:style-name="T1">不查炒作只查禿鷹 高端只許漲不許跌? 厲害了金管會!</text:span><text:span text:style-name="T3"><text:line-break/><text:line-break/><text:line-break/></text:span><text:span text:style-name="T1">高端跌停風暴 金管會查禿鷹</text:span><text:span text:style-name="T3"><text:line-break/></text:span><text:span text:style-name="T1">2021-06-03 05:19 經濟日報 / 記者葉憶如、陳芝瑄、蔡靜紋／台北報導</text:span><text:span text:style-name="T3"><text:line-break/><text:line-break/></text:span><text:span text:style-name="T1">國產疫苗製造商高端昨（2）日再度跌停鎖死，八大公股行庫卻進場買高端？金管會昨日澄清網路謠言，並提醒投資人，應該審慎判斷相關投資訊息。金管會強調，嚴查「禿鷹」行為，若有人刻意散布不實流言，將移送檢調。</text:span><text:span text:style-name="T3"><text:line-break/><text:line-break/></text:span><text:span text:style-name="T1">財政部也澄清說，財政部所屬八大公股金融事業均未動用自有資金買進高端疫苗股票，傳言與事實不符。財政部提醒投資人，不要相信謠言，並勿再轉傳或散播相關錯誤資訊，避免觸法；如有人藉此意圖影響股市行情，將蒐集資料，移請相關主管機關調查。</text:span><text:span text:style-name="T3"><text:line-break/><text:line-break/></text:span><text:span text:style-name="T1">統計八大公股行庫連三天買超高端，累計買超達1.3億元，被指為是為高端股價護盤，公股行庫昨日澄清，是客戶在旗下券商下單所為。</text:span></text:p>
      <text:p text:style-name="P2"><text:span text:style-name="T1">陳真   |  2021.06.05 03:07   |   </text:span><text:a xlink:type="simple" xlink:href="http://palinfo.habago.org/Entry?Command=Information_PrintForum#FORUM40693"><text:span text:style-name="T2">#</text:span></text:a></text:p>
      <text:p text:style-name="P3"><text:span text:style-name="T1">台灣人真要坐以待斃？(八)：鬼扯無下限</text:span><text:span text:style-name="T3"><text:line-break/><text:line-break/></text:span><text:span text:style-name="T1">陳真</text:span><text:span text:style-name="T3"><text:line-break/><text:line-break/></text:span><text:span text:style-name="T1">2021. 06. 05.</text:span><text:span text:style-name="T3"><text:line-break/><text:line-break/><text:line-break/></text:span><text:span text:style-name="T1">陳建仁不是文盲，而是接受過科學教育的知識人。他那樣子的回答就是一種話術，這話術也就是高端疫苗公司董事長張世忠過去所擅用的炒股手法。這部份我有空再寫。先說陳建仁。</text:span><text:span text:style-name="T3"><text:line-break/><text:line-break/></text:span><text:span text:style-name="T1">表面上，他提到自己是接受二期雙盲測試，誰都不知道誰到底是打了安慰劑或試驗藥物。可是，他卻對記者說 "沒有任何不良反應"，"沒有任何不適"，"沒有什麼大的副作用"。既然連自己究竟是打了什麼東西都不知道，哪來什麼有或沒有 "副作用" 可言？然後再用一些空洞修辭來讚美，比方說什麼二期試驗 "設計相當完善"，"執行十分嚴謹"。</text:span><text:span text:style-name="T3"><text:line-break/><text:line-break/></text:span><text:span text:style-name="T1">這就是鬼扯蛋。陳建仁只是數千名受試者之一，他又不是實驗計劃的主持人，也不是計畫的執行單位，他哪知道龐大的執行過程到底執行得嚴不嚴謹？再說，一個疫苗試驗計劃如果連設計都不完善，那不是很好笑嗎？諸如這些修辭與空言，就是根本不應該說的不當言論，更何況以他的政治身份與學術地位，更不應該在一個藥物都還在進行初步試驗期間就公開大加讚美。</text:span><text:span text:style-name="T3"><text:line-break/><text:line-break/></text:span><text:span text:style-name="T1">而且，綠色媒體們馬上截取他的話，說他誇讚高端疫苗試驗打了之後都不會不舒服，感覺好棒哦，研究設計好嚴謹哦。諸如這些都是很明顯的假新聞，卻故意四處渲染。所謂造謠或帶風向，手法之一就是類似這樣，先講一些具有前提性的空洞修辭與假設，然後再偷偷把前提與假設拿掉，然後四處散播，藉以製造出一種迷惑人心的假象。</text:span><text:span text:style-name="T3"><text:line-break/><text:line-break/></text:span><text:span text:style-name="T1">高端疫苗公司董事長張世忠，過去就是憑藉類似吹捧的炒股手法，騙倒一大堆阿西散戶，爭先恐後衝進去買一支從二十幾元漲到將近五百元的生技股叫做基亞。當時，張世忠董事長甚至還說什麼基亞的肝癌新藥兩岸三期試驗的期中分析結果 "如果" 成效很棒的話，"不排除可以直接向FDA申請藥證"，屆時就全球賺翻了。於是，很多傻蛋就相信了，紛紛衝進去買一支已經漲了20倍的生技新藥股票。</text:span><text:span text:style-name="T3"><text:line-break/><text:line-break/></text:span><text:span text:style-name="T1">結果呢？期中分析結果卻死當，一連19根跌停板，無數相信張董的投資人瞬間破產，血本無歸。</text:span><text:span text:style-name="T3"><text:line-break/><text:line-break/></text:span><text:span text:style-name="T1">事實上，這些吹捧言論全是 "如果"，就像一個高一學生說，"如果" 我好好用功，"如果" 我這回期中考考到100分的話，"不排除" 直接申請劍橋大學；而且，"如果" 我將來的研究設計十分完善，執行非常嚴謹的話，獲得諾貝爾獎不是不可能，屆時我將是台灣之光。</text:span><text:span text:style-name="T3"><text:line-break/><text:line-break/></text:span><text:span text:style-name="T1">如果有個高中生這樣講，你聽了也只是呵呵，不會當真。但是，當一群人，包括公司老闆及各方財團與大股東，包括學界友人或大老，包括主流媒體，紛紛如此鬼扯蛋時，一般人哪會知道真假？一般人又不是醫藥專業，哪會懂什麼幾期試驗與藥證等等這些東西的具體意義？</text:span><text:span text:style-name="T3"><text:line-break/><text:line-break/></text:span><text:span text:style-name="T1">金管會如果是一個盡責的監督單位，就應該制止並處罰公司負責人及相關人士，禁止他們透過各種蓄意曖昧混淆毫無科學意義毫無實證依據的吹捧言論來吹捧股價，欺騙投資大眾。</text:span><text:span text:style-name="T3"><text:line-break/><text:line-break/></text:span><text:span text:style-name="T1">事實上，高端疫苗的母公司基亞，2010年曾經向美國FDA申請三期試驗，但根本沒有下文，就馬上吹捧得好像全球仰望的肝癌救星那樣。</text:span><text:span text:style-name="T3"><text:line-break/><text:line-break/></text:span><text:span text:style-name="T1">張董事長所說的那些 "如果" 多棒多棒、就 "不排除" 提前申請藥證的言論，並不是不存在往例，問題是，那樣的跳級取得藥證方式卻十分罕見，就好像世界上有幾個人念完國中就跳級念研究所的？講這樣一些極其罕見的 "如果"，把 "如果" 當成 "很可能發生的事實" 來宣揚，若不是存心誇大渲染以炒股，難道只是在開愚人節玩笑？</text:span><text:span text:style-name="T3"><text:line-break/><text:line-break/></text:span><text:span text:style-name="T1">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span><text:span text:style-name="T3"><text:line-break/><text:line-break/></text:span><text:span text:style-name="T1">很多公司的老闆或大股東就像江湖賣藝人士那樣，飛天鑽地，刀槍不入，極盡聳動誇大之能事。這可以想像，問題是，居然有這樣一個所謂政府，這樣一個黨，居然用盡各種荒謬透頂的可笑言論來大加吹捧一個八字都還沒一撇的疫苗，居然還保證這支八字都還沒一撇的疫苗很安全，絕不會有問題。而人渣黨所吹捧的這間公司，過去卻早已使用過類似的炒股手法。你若要說這裏頭沒有不可告人的內幕，有可能嗎？</text:span><text:span text:style-name="T3"><text:line-break/><text:line-break/></text:span><text:span text:style-name="T1">重點是：我不相信這僅僅只是利益誘因在裏頭。為什麼呢？因為人渣黨要撈錢的管道多得是，沒必要以一種笑死人而且犯眾怒的鬼扯蛋方式、千方百計阻撓疫苗進口，千方百計去護衛這樣一家私人家族公司。</text:span><text:span text:style-name="T3"><text:line-break/><text:line-break/></text:span><text:span text:style-name="T1">陳建仁是個好人，但是，鬼扯蛋就是鬼扯蛋。</text:span></text:p>
      <text:p text:style-name="P2"><text:span text:style-name="T1">李念淨   |  2021.06.04 23:53   |   </text:span><text:a xlink:type="simple" xlink:href="http://palinfo.habago.org/Entry?Command=Information_PrintForum#FORUM40692"><text:span text:style-name="T2">#</text:span></text:a></text:p>
      <text:p text:style-name="P4"><text:span text:style-name="T1">非洲也有很有才能的領導者</text:span><text:span text:style-name="T3"><text:line-break/></text:span><text:span text:style-name="T1">比方說坦尚尼亞的的尼雷爾，他的社會主義政策循序漸進，而且個人清廉自守，可以說是非洲少見的大政治家了。</text:span><text:span text:style-name="T3"><text:line-break/><text:line-break/></text:span><text:span text:style-name="T1">最令人感慨的就是</text:span><text:span text:style-name="T3"><text:line-break/></text:span><text:span text:style-name="T1">像古巴這樣不管在資源跟處境上，都比台灣艱困得多，但是他們的人民敢於犧牲，最後經濟、政治、文化上都達成完全自主的獨立地位。</text:span><text:span text:style-name="T3"><text:line-break/><text:line-break/></text:span><text:span text:style-name="T1">更別提體量最大的中國了，能改革開放完全就是世界奇蹟，估計就跟宇宙大爆炸的機率差不多</text:span><text:span text:style-name="T3"><text:line-break/><text:line-break/></text:span><text:span text:style-name="T1">而台灣人真的在骨子中，對於第三世界反抗強權，扶弱鋤強的概念是沒有的。</text:span><text:span text:style-name="T3"><text:line-break/></text:span><text:span text:style-name="T1">整天只以自己當了強者的狗而沾沾自喜，這算哪門子的台灣民族？</text:span><text:span text:style-name="T3"><text:line-break/></text:span><text:span text:style-name="T1">最近又看到台灣在世界上的碳排放屢創新高，經常代美日強權行苟苟之事，感覺台灣比起以前的利比亞來反而比較像是真正的流氓國家。</text:span></text:p>
      <text:p text:style-name="P2"><text:span text:style-name="T1">李念淨   |  2021.06.04 18:35   |   </text:span><text:a xlink:type="simple" xlink:href="http://palinfo.habago.org/Entry?Command=Information_PrintForum#FORUM40691"><text:span text:style-name="T2">#</text:span></text:a></text:p>
      <text:p text:style-name="P3"><text:span text:style-name="T1">最近看了一些有關非洲歷史的書，都會提到這個"蒙博托陷阱"</text:span><text:span text:style-name="T3"><text:line-break/></text:span><text:span text:style-name="T1">再有革命熱情的理想家及創業者，一旦缺乏現代化的官僚體系+歐美帝國主義的殖民，最終都會落入腐化的惡性循環</text:span><text:span text:style-name="T3"><text:line-break/><text:line-break/></text:span><text:span text:style-name="T1">蒙博托的統治有三個特點：</text:span><text:span text:style-name="T3"><text:line-break/><text:line-break/></text:span><text:span text:style-name="T1">第一個特點是依靠裙帶關係進行統治。</text:span><text:span text:style-name="T3"><text:line-break/></text:span><text:span text:style-name="T1">蒙博托不僅自己大權獨攬，而且還把自己所在族群的親戚、族人提拔到重要崗位上。</text:span><text:span text:style-name="T3"><text:line-break/></text:span><text:span text:style-name="T1">這種做法，看起來並不符合現代官僚制的原則。</text:span><text:span text:style-name="T3"><text:line-break/></text:span><text:span text:style-name="T1">但在蒙博托看來，這可以防止權力落到對自己有威脅的人手中。</text:span><text:span text:style-name="T3"><text:line-break/><text:line-break/><text:line-break/></text:span><text:span text:style-name="T1">第二個特點是瘋狂地榨取統治租金。</text:span><text:span text:style-name="T3"><text:line-break/><text:line-break/></text:span><text:span text:style-name="T1">蒙博托建立的以裙帶關係為基礎的高層網絡，還是一種分贓機制。</text:span><text:span text:style-name="T3"><text:line-break/></text:span><text:span text:style-name="T1">他本人就是當時非洲最腐敗、最奢侈的政治領導人。</text:span><text:span text:style-name="T3"><text:line-break/></text:span><text:span text:style-name="T1">他擁有龐大的BENZ車隊，擁有多處奢侈的頂級莊園。</text:span><text:span text:style-name="T3"><text:line-break/></text:span><text:span text:style-name="T1">他還經常包下法國航空公司的協和客機，目的就是為了去巴黎購一次物。</text:span><text:span text:style-name="T3"><text:line-break/></text:span><text:span text:style-name="T1">國際媒體估算，蒙博托在剛果至少榨取了50億美元的個人財富。</text:span><text:span text:style-name="T3"><text:line-break/></text:span><text:span text:style-name="T1">其他高級官員和地方諸侯，則是一個個大大小小的蒙博托。</text:span><text:span text:style-name="T3"><text:line-break/><text:line-break/><text:line-break/></text:span><text:span text:style-name="T1">第三個特點是國家長期陷於徹底的貧窮與停滯。</text:span><text:span text:style-name="T3"><text:line-break/><text:line-break/></text:span><text:span text:style-name="T1">在蒙博托的統治之下，剛果淪為了世界上最可憐的國家之一。</text:span><text:span text:style-name="T3"><text:line-break/></text:span><text:span text:style-name="T1">剛果甚至一度連像樣的道路都沒有，通脹飆升，經濟停滯，人民生活悲苦，甚至有許多人因飢餓而死。</text:span><text:span text:style-name="T3"><text:line-break/></text:span><text:span text:style-name="T1">對那裡的人民來說，生活就是一場無窮無盡的苦難。</text:span><text:span text:style-name="T3"><text:line-break/><text:line-break/></text:span><text:span text:style-name="T1">=========================</text:span><text:span text:style-name="T3"><text:line-break/><text:line-break/></text:span><text:span text:style-name="T1">台灣又豈止一個蒙博托呢？</text:span><text:span text:style-name="T3"><text:line-break/></text:span><text:span text:style-name="T1">依我看，台灣大大小小的各級鄉鎮，從人渣黨到國民黨，都有這樣的蒙博托</text:span><text:span text:style-name="T3"><text:line-break/><text:line-break/></text:span><text:span text:style-name="T1">更何況，歐美國家也非常熱衷於讓蒙博托這樣的人統治殖民地</text:span><text:span text:style-name="T3"><text:line-break/></text:span><text:span text:style-name="T1">讓一個國家不能獨立，不能自主，少了很多威脅。</text:span><text:span text:style-name="T3"><text:line-break/><text:line-break/></text:span><text:span text:style-name="T1">誰還相信台灣能夠真正達到台灣獨立呢？</text:span><text:span text:style-name="T3"><text:line-break/></text:span><text:span text:style-name="T1">其實，日本把剩餘的疫苗(美國必定授意)空運到台灣，這就跟1970年代法國向博卡薩這樣的人空運各種物資來支援獨裁者，來挽救他的聲望，根本是一模一樣。</text:span><text:span text:style-name="T3"><text:line-break/></text:span><text:span text:style-name="T1">把內戰換成選舉，把子彈換成媒體，手段上並沒有什麼差異</text:span><text:span text:style-name="T3"><text:line-break/><text:line-break/></text:span><text:span text:style-name="T1">其實現代的台灣年輕人，口口聲聲說要台灣獨立，骨子裡其實是希望當美日的殖民地。</text:span><text:span text:style-name="T3"><text:line-break/></text:span><text:span text:style-name="T1">問題是：美國的一等公民難道就真的幸福美滿嗎？西裔移民以及黑人真的幸福快樂嗎？</text:span><text:span text:style-name="T3"><text:line-break/></text:span><text:span text:style-name="T1">更何況台灣目前這種被間接統治的二等公民在美日的一般百姓及權貴會是什麼眼光？</text:span><text:span text:style-name="T3"><text:line-break/><text:line-break/></text:span><text:span text:style-name="T1">韓國雖然受美國影響，但長年的反抗列強的情緒讓他們有獨立自主的理念</text:span><text:span text:style-name="T3"><text:line-break/></text:span><text:span text:style-name="T1">看了越南的一些新聞，這個國家的經濟跟社會狀況也越來越好</text:span><text:span text:style-name="T3"><text:line-break/></text:span><text:span text:style-name="T1">只有台灣，其實社會墮落的速度不亞於非洲剛獨立後的國家。</text:span></text:p>
      <text:p text:style-name="P2"><text:span text:style-name="T1">唐欽孝   |  2021.06.04 17:45   |   </text:span><text:a xlink:type="simple" xlink:href="http://palinfo.habago.org/Entry?Command=Information_PrintForum#FORUM40690"><text:span text:style-name="T2">#</text:span></text:a></text:p>
      <text:p text:style-name="P4"><text:span text:style-name="T1">以下是有關“他們在打的我們不敢用”以及被巴西總統停用的科興疫苗在巴西實驗的報導。</text:span><text:span text:style-name="T3"><text:line-break/></text:span><text:span text:style-name="T1">如果覺得觀察者是大內宣不可信，可以看看華爾街日報的報導，</text:span><text:span text:style-name="T3"><text:line-break/></text:span><text:span text:style-name="T1">如果不知道華爾街所說的Sinovac’s Covid-19 vaccine是哪一支疫苗，</text:span><text:span text:style-name="T3"><text:line-break/></text:span><text:span text:style-name="T1">可以再看看日經新聞與產經新聞的報導。</text:span><text:span text:style-name="T3"><text:line-break/><text:line-break/></text:span><text:span text:style-name="T1">觀察者</text:span><text:span text:style-name="T3"><text:line-break/></text:span><text:a xlink:type="simple" xlink:href="https://www.guancha.cn/internation/2021_05_31_592641.shtml"><text:span text:style-name="T5">https://www.guancha.cn/internation/2021_05_31_592641.shtml</text:span></text:a><text:span text:style-name="T3"><text:line-break/><text:line-break/></text:span><text:span text:style-name="T1">華爾街日報</text:span><text:span text:style-name="T3"><text:line-break/></text:span><text:a xlink:type="simple" xlink:href="https://www.wsj.com/articles/brazilian-towns-mass-vaccination-creates-oasis-of-well-being-11620392401"><text:span text:style-name="T5">https://www.wsj.com/articles/brazilian-towns-mass-vaccination-creates-oasis-of-well-being-11620392401</text:span></text:a><text:span text:style-name="T3"><text:line-break/><text:line-break/></text:span><text:span text:style-name="T1">日經新聞</text:span><text:span text:style-name="T3"><text:line-break/></text:span><text:a xlink:type="simple" xlink:href="https://www.nikkei.com/article/DGXZQOGN30EBK0Q1A430C2000000/?unlock=1"><text:span text:style-name="T5">https://www.nikkei.com/article/DGXZQOGN30EBK0Q1A430C2000000/?unlock=1</text:span></text:a><text:span text:style-name="T3"><text:line-break/></text:span><text:span text:style-name="T1">中國製疫苗的社會實驗 巴西市鎮死者大幅降低</text:span><text:span text:style-name="T3"><text:line-break/></text:span><text:span text:style-name="T1">聖保羅支局　外山尚之</text:span><text:span text:style-name="T3"><text:line-break/></text:span><text:span text:style-name="T1">新型冠狀</text:span><text:span text:style-name="T3"><text:line-break/></text:span><text:span text:style-name="T1">2021年5月10日 0:00 (2021年5月11日 5:26更新) [有料会員限定]</text:span><text:span text:style-name="T3"><text:line-break/></text:span><text:span text:style-name="T1"> </text:span><text:span text:style-name="T3"><text:line-break/></text:span><text:span text:style-name="T1">巴西聖保羅州的塞拉納市，人口4萬5644人。塞拉納市實施了一項「社會實驗」，為市內97.7%的18歲以上人士接種中國製COVID-19疫苗。這是新興國家難以入手歐美疫苗的「後疫情」現實。</text:span><text:span text:style-name="T3"><text:line-break/></text:span><text:span text:style-name="T1">5月3日，從聖保羅市開車出發4個小時，午後抵達塞拉納市，便望見坐在馬路邊長椅上談笑的人們，他們全都沒有戴口罩。「能打疫苗真是太好了，這樣就不用畏懼新冠病毒了」，ラウダイル・アヌライ（47歲）如此說道。</text:span><text:span text:style-name="T3"><text:line-break/></text:span><text:span text:style-name="T1">原先毫不起眼的塞拉納市，如今已成為世界研究人員的焦點。聖保羅州從2月開始實行的「S項目（S計劃）」，是將全體18歲以上的市民作為疫苗接種對象。截至4月11日，全員已完成第2劑接種。</text:span><text:span text:style-name="T3"><text:line-break/></text:span><text:span text:style-name="T1">即便有效性50%左右 重症者、死者大幅降低</text:span><text:span text:style-name="T3"><text:line-break/></text:span><text:span text:style-name="T1">塞拉納市使用的是中國的製藥公司，科興控股生物技術研發的疫苗。在巴西和智利的調查，其有效性為50%左右，較有效性90%的美國輝瑞或是莫德納明顯低下。</text:span><text:span text:style-name="T3"><text:line-break/></text:span><text:span text:style-name="T1">巴西也對中國製的疫苗缺乏信賴，但指揮這次實驗的州立塞拉納醫院的マルコス・ボルゲス（59歲）醫師回想起：「多虧地方自治體的指導者表明其安全性及有效性，因此拒絕中國製的人少之甚少」。</text:span><text:span text:style-name="T3"><text:line-break/></text:span><text:span text:style-name="T1">塞拉納在2020年8月遭遇第1波疫情，據調查，陽性比例佔人口的10.6%，是州內災情最嚴重的區域。アヌライ說：「家人裡就有6個人確診，除了接種疫苗毫無選擇。」</text:span><text:span text:style-name="T3"><text:line-break/></text:span><text:span text:style-name="T1">中國製疫苗的效果遭受質疑，但迄今的成果，可以看出重症者跟死者數量減少。異變種病毒肆虐的第2波疫情，巴西4月份的死者約8萬2000人，達到過去單月最多。但是，塞拉納較上個月降了7成，佔全國人口的3分之1。</text:span><text:span text:style-name="T3"><text:line-break/></text:span><text:span text:style-name="T1">最終數據預計5月中發佈</text:span><text:span text:style-name="T3"><text:line-break/></text:span><text:span text:style-name="T1">市內的墓地人煙稀少，工作人員悠閒地進行修繕工作。工作人員シルバナ・アパレシダ（53歲）反應：「去年的情況，死者接二連三運送過來，但現在平靜了下來」。現在，聖保羅市內由於死者劇增墓地吃緊，有些墓園停止接受遺體運送，這個差距就十分明顯。</text:span><text:span text:style-name="T3"><text:line-break/></text:span><text:span text:style-name="T1">重症患者也正在減少。當初由於COVID-19而導入的4台人工呼吸器，現在已沒在使用，醫院附近的空地也停著救護車沒有出動。</text:span><text:span text:style-name="T3"><text:line-break/></text:span><text:span text:style-name="T1">聖保羅州預計5月中發佈項目S的最終數據。可以得知，較歐美製更容易入手的中國製疫苗具有一定的效果，這將成為大多數新興國家的希望。</text:span><text:span text:style-name="T3"><text:line-break/></text:span><text:span text:style-name="T1">尚有不安的是，4月的新增感染人數235人，雖較3月份開始降了約3分之1，但離完全壓制還很遙遠。在由COVID-19疫苗接種改為流感疫苗接種中心的保健所等待的エマララ・ペレイラ（59歲）持續帶著口罩說：「也有人接種以後感染了」。塞拉納仍有許多飲食店持續停業，長期與病毒奮戰所留下來的傷痕仍需時間撫平。</text:span><text:span text:style-name="T3"><text:line-break/></text:span><text:span text:style-name="T1">結束塞拉納的採訪，在距離20里公立外的貝朗普雷圖與一名計程車司機相遇，司機ディエゴ・アラウジョ（30）困惑: 「塞拉納的人們非常幸運，我們要到什麼時候才有疫苗打呢」。巴西現在大部分的城市，能夠接種疫苗的對象只有醫療從業人員和高齡人士。塞拉納的成果，是1年多下來與COVID-19的奮戰中望見的微弱曙光。但，這對無法確保疫苗供應的新興國家來說，要照射到每一個角落還尚未足夠。</text:span><text:span text:style-name="T3"><text:line-break/><text:line-break/></text:span><text:span text:style-name="T1">產經新聞</text:span><text:span text:style-name="T3"><text:line-break/></text:span><text:a xlink:type="simple" xlink:href="https://www.sankeibiz.jp/macro/news/210511/mcb2105111019007-n1.htm"><text:span text:style-name="T5">https://www.sankeibiz.jp/macro/news/210511/mcb2105111019007-n1.htm</text:span></text:a></text:p>
      <text:p text:style-name="P2"><text:span text:style-name="T1">葉小慧   |  2021.06.04 15:26   |   </text:span><text:a xlink:type="simple" xlink:href="http://palinfo.habago.org/Entry?Command=Information_PrintForum#FORUM40689"><text:span text:style-name="T2">#</text:span></text:a></text:p>
      <text:p text:style-name="P3"><text:span text:style-name="T3"><text:line-break/></text:span><text:span text:style-name="T1">施如亮是藥界前輩，不過您的說法似乎被陳建仁自己反證了。</text:span><text:span text:style-name="T3"><text:line-break/><text:line-break/></text:span><text:span text:style-name="T1">陳建仁自己的臉書粉專上在6月1日是這麼說的：「這是一項第二期、前瞻性、雙盲、多中心、多地區的試驗」</text:span><text:span text:style-name="T3"><text:line-break/><text:line-break/></text:span><text:span text:style-name="T1">----</text:span><text:span text:style-name="T3"><text:line-break/></text:span><text:a xlink:type="simple" xlink:href="https://www.facebook.com/chencj/posts/4006846986062760"><text:span text:style-name="T5">https://www.facebook.com/chencj/posts/4006846986062760</text:span></text:a><text:span text:style-name="T3"><text:line-break/></text:span><text:span text:style-name="T1">陳建仁 Chen Chien-Jen</text:span><text:span text:style-name="T3"><text:line-break/><text:line-break/></text:span><text:span text:style-name="T1">6月1日下午10:40 ·</text:span><text:span text:style-name="T3"><text:line-break/><text:line-break/></text:span><text:span text:style-name="T1">我參加了隨機雙盲的國產疫苗第二期臨床試驗～</text:span><text:span text:style-name="T3"><text:line-break/><text:line-break/></text:span><text:span text:style-name="T1">上星期我接受民視「新聞觀測站」的專訪，主持人胡婉玲副總經理詢問我參加臨床試驗的原由和感想。</text:span><text:span text:style-name="T3"><text:line-break/><text:line-break/></text:span><text:span text:style-name="T1">今年三月初，林奏延教授告訴我一家國產疫苗二期臨床試驗的收案狀況，由於65歲以上的受試者人數不足，希望我鼓勵朋友們踴躍參加。為了支持我國的疫苗自主研發，我和內人就報名參加該試驗。</text:span><text:span text:style-name="T3"><text:line-break/><text:line-break/></text:span><text:span text:style-name="T1">這是一項第二期、前瞻性、雙盲、多中心、多地區的試驗。為確保研究結果不被人為扭曲，這項隨機雙盲研究，有七分之六的受試者使用試驗疫苗，另外七分之一的受試者使用「安慰劑」，也就是不含有效成分的針劑(生理食鹽水)。醫師和受試者都不知道我們打的是疫苗還是安慰劑。</text:span><text:span text:style-name="T3"><text:line-break/><text:line-break/></text:span><text:span text:style-name="T1">我們在三月十日簽署了受試者同意書，接受醫師的身體理學檢查、抽血檢驗、和心電圖檢查。三月十七日回診，醫師告知我們兩人，經評估後都符合受試資格，我們就接種了第一劑。我們帶著《受試者日誌》回家，詳細記錄每天使用的藥物和任何不良反應。一周後接受電話追蹤，以收集併用藥物與不良反應。</text:span><text:span text:style-name="T3"><text:line-break/><text:line-break/></text:span><text:span text:style-name="T1">四月十四日回診，醫師評估我們繳回的《受試者日誌》，進行身體理學檢查，經評估後適合繼續接種，我們就接種了第二劑。帶著新的《受試者日誌》回家，繼續詳細記錄每天使用藥物和任何不良反應，一周後再接受電話追蹤。五月十二日回診，由醫師評估我們繳回的《受試者日誌》，進行身體理學檢查，並抽取血液進行免疫生成性檢查。</text:span><text:span text:style-name="T3"><text:line-break/><text:line-break/></text:span><text:span text:style-name="T1">在整個受試的過程當中，我們都沒有任何的不良反應，也沒有感覺任何不適，只是很希望知道自己是打了疫苗或安慰劑？</text:span><text:span text:style-name="T3"><text:line-break/><text:line-break/></text:span><text:span text:style-name="T1">主持人訪問我的時候，我說明了我和內人「不曉得自己打的是疫苗還是安慰劑，可是打完以後，我們兩個人都發現，沒有什麼大的副作用！」至於疫苗的保護力，要檢驗最後一次回診所抽取的血液，測量血液的「中和抗體效價」，在解盲以後進行兩組的比較分析才能判定。</text:span><text:span text:style-name="T3"><text:line-break/><text:line-break/></text:span><text:span text:style-name="T1">我們親身體驗到這項臨床二期試驗，設計相當完善，執行十分嚴謹。該試驗必須在解盲以後，將試驗數據提交給食品藥物管理署的專家委員會來審查是否通過。如果證實疫苗具有保護性和安全性，打安慰劑的受試者也都會補接種到疫苗。</text:span><text:span text:style-name="T3"><text:line-break/><text:line-break/></text:span></text:p>
      <text:p text:style-name="P2"><text:span text:style-name="T1">欧阳阳   |  2021.06.04 14:03   |   </text:span><text:a xlink:type="simple" xlink:href="http://palinfo.habago.org/Entry?Command=Information_PrintForum#FORUM40688"><text:span text:style-name="T2">#</text:span></text:a></text:p>
      <text:p text:style-name="P4"><text:span text:style-name="T1">关于疫苗研发，我相信台湾高端疫苗大概率可以取得成功，因为是比较成熟的技术了（重组蛋白疫苗技术）。</text:span><text:span text:style-name="T3"><text:line-break/></text:span><text:span text:style-name="T1">但是疫苗这个东西，不怕一万，只怕万一，它是要大规模施打的，超过百分之一，千分之一的概率出现问题，那就是大问题。</text:span><text:span text:style-name="T3"><text:line-break/></text:span><text:span text:style-name="T1">大陆的智飞生物也是采用的重组蛋白疫苗技术，去年11月启动的三期实验，现在施打剂次保守估计已经超过千万。</text:span><text:span text:style-name="T3"><text:line-break/><text:line-break/></text:span><text:span text:style-name="T1">那在去年那种情况下，全世界都没有疫苗的情况，紧急授权是不得已而为之，而且人家也是有几万三期数据的基础上才被紧急授权的。</text:span><text:span text:style-name="T3"><text:line-break/><text:line-break/></text:span><text:span text:style-name="T1">现在全世界可用的疫苗已经很多，获取难度并不大，台湾如果想从大陆获取疫苗也非常容易。</text:span><text:span text:style-name="T3"><text:line-break/><text:line-break/></text:span><text:span text:style-name="T1">在这种情况下，台湾在三期都没开始做的情况下，就授权大规模施打绝对是政治算计多于科学。</text:span><text:span text:style-name="T3"><text:line-break/><text:line-break/></text:span><text:span text:style-name="T1">陳建仁不可能不知道，说是眛著專業良知也没有错。</text:span></text:p>
      <text:p text:style-name="P2"><text:span text:style-name="T1">施如亮   |  2021.06.04 13:20   |   </text:span><text:a xlink:type="simple" xlink:href="http://palinfo.habago.org/Entry?Command=Information_PrintForum#FORUM40687"><text:span text:style-name="T2">#</text:span></text:a></text:p>
      <text:p text:style-name="P3"><text:span text:style-name="T1">陳醫師，我想要跟您更正以下這段：</text:span><text:span text:style-name="T3"><text:line-break/><text:line-break/></text:span><text:span text:style-name="T1">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span><text:span text:style-name="T3"><text:line-break/><text:line-break/></text:span><text:span text:style-name="T1">疫苗的臨床試驗二期還沒雙盲，三期才會是雙盲試驗，所以陳建仁講的可能是真的。不要誤會了。</text:span></text:p>
      <text:p text:style-name="P2"><text:span text:style-name="T1">A Hsin   |  2021.06.04 12:34   |   </text:span><text:a xlink:type="simple" xlink:href="http://palinfo.habago.org/Entry?Command=Information_PrintForum#FORUM40686"><text:span text:style-name="T2">#</text:span></text:a></text:p>
      <text:p text:style-name="P4"><text:span text:style-name="T1">分享一則笑話，同一篇文章出現以下兩句話:</text:span><text:span text:style-name="T3"><text:line-break/></text:span><text:span text:style-name="T1">1.呼籲勇敢的台灣人參與台產中國肺炎疫苗的第三期臨床實驗！</text:span><text:span text:style-name="T3"><text:line-break/></text:span><text:span text:style-name="T1">2.我因為已經在美國打過兩劑輝瑞的疫苗，不適合參與國產疫苗第三期臨床實驗，所以也沒有立場公開提出這樣的想法（自己不能參加）。</text:span><text:span text:style-name="T3"><text:line-break/><text:line-break/></text:span><text:span text:style-name="T1">文章出處:</text:span><text:span text:style-name="T3"><text:line-break/></text:span><text:a xlink:type="simple" xlink:href="https://www.facebook.com/tingkuei.tsay/posts/4032578393494020"><text:span text:style-name="T5">https://www.facebook.com/tingkuei.tsay/posts/4032578393494020</text:span></text:a></text:p>
      <text:p text:style-name="P2"><text:span text:style-name="T1">欧阳阳   |  2021.06.04 10:21   |   </text:span><text:a xlink:type="simple" xlink:href="http://palinfo.habago.org/Entry?Command=Information_PrintForum#FORUM40685"><text:span text:style-name="T2">#</text:span></text:a></text:p>
      <text:p text:style-name="P3"><text:span text:style-name="T1">坏人并不可怕，可怕的是坏人装成好人</text:span><text:span text:style-name="T3"><text:line-break/></text:span><text:span text:style-name="T1">选举并不可怕，可怕的是选举高于一切；</text:span><text:span text:style-name="T3"><text:line-break/></text:span><text:span text:style-name="T1">而人民成为各路势力愚弄，操控，利用的对象；</text:span><text:span text:style-name="T3"><text:line-break/></text:span><text:span text:style-name="T1">当人民成为争权夺利的工具，民主就是一句空谈</text:span><text:span text:style-name="T3"><text:line-break/></text:span><text:span text:style-name="T1">那权谋，算计，欺骗就会充满整个社会。</text:span></text:p>
      <text:p text:style-name="P2"><text:span text:style-name="T1">欧阳阳   |  2021.06.04 10:00   |   </text:span><text:a xlink:type="simple" xlink:href="http://palinfo.habago.org/Entry?Command=Information_PrintForum#FORUM40684"><text:span text:style-name="T2">#</text:span></text:a></text:p>
      <text:p text:style-name="P4"><text:span text:style-name="T1">金燦榮此人的话看不懂，所以不做评论；</text:span><text:span text:style-name="T3"><text:line-break/></text:span><text:span text:style-name="T1">但是，蔡英文民进党当局的荒唐政治算计在这一次疫情中可以说是显露无疑；</text:span><text:span text:style-name="T3"><text:line-break/></text:span><text:span text:style-name="T1">大陆当局，郭台铭，张亚中等想捐疫苗，民进党当局千般阻拦，因为不符合它的政治利益，不惜牺牲台湾人民的生命安全。</text:span><text:span text:style-name="T3"><text:line-break/><text:line-break/></text:span><text:span text:style-name="T1">然后，日本捐自己不要的AZ疫苗，民进党及其各路党羽政客文人马上跳出来欢欣鼓舞，感恩戴德；</text:span><text:span text:style-name="T3"><text:line-break/></text:span><text:span text:style-name="T1">美国的疫苗还没说要捐多少，蔡英文就忙着发言，蔡英文：感謝拜登政府即時伸出援手</text:span><text:span text:style-name="T3"><text:line-break/><text:line-break/></text:span><text:span text:style-name="T1">然后对日本捐AZ疫苗，看蘋果日報的报道标题：</text:span><text:span text:style-name="T3"><text:line-break/><text:line-break/></text:span><text:span text:style-name="T1">124萬劑救命疫苗6/4抵台　日駐台代表引「鬼滅之刃」喻：團結終能贏來正義</text:span><text:span text:style-name="T3"><text:line-break/></text:span><text:span text:style-name="T1">日本124萬劑疫苗今來台　486哭了！ICU醫估「遊日感謝潮」將大爆發</text:span><text:span text:style-name="T3"><text:line-break/></text:span><text:span text:style-name="T1">日本疫苗今來台！《讀賣》前記者驚：速度這麼快　他又默默助台這些事</text:span><text:span text:style-name="T3"><text:line-break/><text:line-break/><text:line-break/></text:span><text:span text:style-name="T1">民进党当局的荒唐并不可怕，可怕的是，它还能洗脑传销一大批死忠人民跟随者，连台湾人民的生命安全都可以不顾。</text:span><text:span text:style-name="T3"><text:line-break/><text:line-break/></text:span></text:p>
      <text:p text:style-name="P2"><text:span text:style-name="T1">孫從輔   |  2021.06.04 06:45   |   </text:span><text:a xlink:type="simple" xlink:href="http://palinfo.habago.org/Entry?Command=Information_PrintForum#FORUM40683"><text:span text:style-name="T2">#</text:span></text:a></text:p>
      <text:p text:style-name="P3"><text:span text:style-name="T1">金燦榮教授在最新演講中推測兩岸統一問題將在五年內解決，並給出三點理由：</text:span><text:span text:style-name="T3"><text:line-break/><text:line-break/></text:span><text:span text:style-name="T1">一、中美在台海的軍事力量改變。</text:span><text:span text:style-name="T3"><text:line-break/></text:span><text:span text:style-name="T1">二、美國聯合台灣採取激進政治對抗，使大陸民意改變。</text:span><text:span text:style-name="T3"><text:line-break/></text:span><text:span text:style-name="T1">三、因為形勢改變，武統利弊得失加總結果為正，代價可承受。</text:span><text:span text:style-name="T3"><text:line-break/><text:line-break/></text:span><text:span text:style-name="T1">金教授的推測不是重點，重點在於細節分析。其中有一點讓我驚訝，金教授說近幾年中印邊界衝突時，台灣派軍事情報小組去幫助印軍，因為台軍對大陸的軍情比較了解。如果屬實，即便是美國指使的，也是台灣政府做過最損人損己的事情之一了。</text:span><text:span text:style-name="T3"><text:line-break/><text:line-break/></text:span><text:span text:style-name="T1">影片在此</text:span><text:span text:style-name="T3"><text:line-break/></text:span><text:a xlink:type="simple" xlink:href="https://youtu.be/o_BGPN2MqOI?t=2420"><text:span text:style-name="T5">https://youtu.be/o_BGPN2MqOI?t=2420</text:span></text:a></text:p>
      <text:p text:style-name="P2"><text:span text:style-name="T1">陳志鵬   |  2021.06.03 16:26   |   </text:span><text:a xlink:type="simple" xlink:href="http://palinfo.habago.org/Entry?Command=Information_PrintForum#FORUM40682"><text:span text:style-name="T2">#</text:span></text:a></text:p>
      <text:p text:style-name="P4"><text:span text:style-name="T1">借用不知出處的一段話：</text:span><text:span text:style-name="T3"><text:line-break/><text:line-break/></text:span><text:span text:style-name="T1">~~身處地獄，依然仰望天堂。</text:span><text:span text:style-name="T3"><text:line-break/><text:line-break/></text:span><text:span text:style-name="T1">人世美好的良善似乎已經悄然而去，只期望自己還能保持心中最後的一點光。</text:span></text:p>
      <text:p text:style-name="P2"><text:span text:style-name="T1">陳真   |  2021.06.03 15:57   |   </text:span><text:a xlink:type="simple" xlink:href="http://palinfo.habago.org/Entry?Command=Information_PrintForum#FORUM40681"><text:span text:style-name="T2">#</text:span></text:a></text:p>
      <text:p text:style-name="P3"><text:span text:style-name="T1">台灣人真要坐以待斃？(七)：黎明前的黑暗</text:span><text:span text:style-name="T3"><text:line-break/><text:line-break/></text:span><text:span text:style-name="T1">陳真</text:span><text:span text:style-name="T3"><text:line-break/><text:line-break/></text:span><text:span text:style-name="T1">2021. 06. 03.</text:span><text:span text:style-name="T3"><text:line-break/><text:line-break/><text:line-break/></text:span><text:span text:style-name="T1">全世界應該找不到一個所謂 “政府”，竟然千方百計阻擋疫苗。這齣醜戲，撈錢只是附帶利益與酬庸，仇中反華之政治圖謀與對華戰爭，恐怕才是核心意圖。</text:span><text:span text:style-name="T3"><text:line-break/><text:line-break/></text:span><text:span text:style-name="T1">沒有美國授意，人渣黨不可能硬要搞這齣荒腔走板喪心病狂的醜戲。因為，走狗所圖是錢，是權力，是利益，而不是人命。所謂謀財害命，人渣黨再怎麼壞，也只是謀財，美國所圖才是害命。</text:span><text:span text:style-name="T3"><text:line-break/><text:line-break/></text:span><text:span text:style-name="T1">從無數的旁證看來，新冠病毒就是美國的生化武器。請看：</text:span><text:span text:style-name="T3"><text:line-break/><text:line-break/></text:span><text:a xlink:type="simple" xlink:href="https://bit.ly/3wMMC66"><text:span text:style-name="T5">https://bit.ly/3wMMC66</text:span></text:a><text:span text:style-name="T3"><text:line-break/><text:line-break/></text:span><text:span text:style-name="T1">"生物武器：一個更陰暗的未來" 這個系列文字，雖然已經寫了一、二十篇，但它只是一小部份，實在沒有時間寫，資料非常多，絕非信口之言。</text:span><text:span text:style-name="T3"><text:line-break/><text:line-break/></text:span><text:span text:style-name="T1">我知道，一般自以為理性的人不會相信這是美國的生化武器實驗室所外洩，但是，事實很可能就是這樣，差別只是在於它究竟是針對中國大陸蓄意攻擊，抑或只是不慎外洩。我相信是前者。</text:span><text:span text:style-name="T3"><text:line-break/><text:line-break/></text:span><text:span text:style-name="T1">如果這個可能性為真，那麼，會有一次攻擊，就會有第二次、第三次……各式各樣的摧毀行動。美國之毀中企圖，不分出個高下，不可能罷休，一定得有一方被打趴在地，這一切醜惡的鬥爭與暗算才會停止。</text:span><text:span text:style-name="T3"><text:line-break/><text:line-break/></text:span><text:span text:style-name="T1">我們很不幸，活在這樣一個亂世之中的殖民小島上，我們不知道怎麼保護下一代讓他們平安、健康、正直地長大。亂世兒女，情緣難償。事實上，沒有人會是局外人；所有世人，不論老少，全都得為此付出代價。</text:span><text:span text:style-name="T3"><text:line-break/><text:line-break/></text:span><text:span text:style-name="T1">然而，這恐怕只是悲劇前奏，序幕才剛要拉開而已。但它也許就像黎明前的黑暗，快則十年八年，慢則一個世代，陽光總會重新普照大地。我相信，良善的一方會獲勝，祖國會贏得這場戰爭或鬥爭，因為人心厭惡不義，邪惡不可能得逞。</text:span></text:p>
      <text:p text:style-name="P2"><text:span text:style-name="T1">陳志鵬   |  2021.06.03 11:53   |   </text:span><text:a xlink:type="simple" xlink:href="http://palinfo.habago.org/Entry?Command=Information_PrintForum&amp;iPage=2#FORUM40680"><text:span text:style-name="T2">#</text:span></text:a></text:p>
      <text:p text:style-name="P3"><text:span text:style-name="T1">疫苗問題吵得很不正常，我以小人之心的猜測是這樣</text:span><text:span text:style-name="T3"><text:line-break/><text:line-break/></text:span><text:span text:style-name="T1">1.炒作拿不到疫苗，加深對大陸的敵意，作為戰前動員的手段？</text:span><text:span text:style-name="T3"><text:line-break/></text:span><text:span text:style-name="T1">2.放任病毒流竄，讓帶原者去大陸，癱瘓大陸崛起？</text:span><text:span text:style-name="T3"><text:line-break/></text:span><text:span text:style-name="T1">3.部分疫苗是不是更加高級的生化基因武器？用台灣人做實驗？</text:span><text:span text:style-name="T3"><text:line-break/><text:line-break/></text:span><text:span text:style-name="T1">希望上列的疑問都是我想像的陰謀。</text:span><text:span text:style-name="T3"><text:line-break/><text:line-break/></text:span></text:p>
      <text:p text:style-name="P2"><text:span text:style-name="T1">陳真   |  2021.06.03 03:20   |   </text:span><text:a xlink:type="simple" xlink:href="http://palinfo.habago.org/Entry?Command=Information_PrintForum&amp;iPage=2#FORUM40679"><text:span text:style-name="T2">#</text:span></text:a></text:p>
      <text:p text:style-name="P4"><text:span text:style-name="T1">台灣人真要坐以待斃？(六)：被殖民者的悲劇</text:span><text:span text:style-name="T3"><text:line-break/><text:line-break/></text:span><text:span text:style-name="T1">陳真</text:span><text:span text:style-name="T3"><text:line-break/><text:line-break/></text:span><text:span text:style-name="T1">2021. 06. 03.</text:span><text:span text:style-name="T3"><text:line-break/><text:line-break/><text:line-break/></text:span><text:span text:style-name="T1">一個黨，因為某種正面理由，偶爾撒個謊是可以想像的，但是，真的很難想像世界上怎麼會有這樣一個人渣黨，為了撈錢奪權騙選票，幾十年來每天所講的幾乎每一句話、幾乎每一句話、幾乎每一句話竟然全部都是謊言！每天就是不斷撒謊造謠抹黑或捏造事實美化自己。</text:span><text:span text:style-name="T3"><text:line-break/><text:line-break/></text:span><text:span text:style-name="T1">這個黨的中心思想就是一個騙字。這個黨的最大本事就是網軍與媒體及走狗文人的造謠抹黑能力。這個黨的惟一存在目的就是撈錢奪權，舉家雞犬昇天。</text:span><text:span text:style-name="T3"><text:line-break/><text:line-break/></text:span><text:span text:style-name="T1">這樣一個黨，全面控制媒體與教育體系，長年以來瘋狂造謠抹黑與洗腦，並且用我們納稅人的錢和職位與各種資源，豢養無數網軍與走狗文人，每天從事各種下流的陰暗齷齪勾當，除了造謠抹黑，更擅於自導自演栽贓嫁禍。</text:span><text:span text:style-name="T3"><text:line-break/><text:line-break/></text:span><text:span text:style-name="T1">這樣一個喪心病狂的人渣黨蟑螂黨，卻不斷透過司法恐嚇、打壓與迫害對他有所質疑或有所不敬的人民。</text:span><text:span text:style-name="T3"><text:line-break/><text:line-break/></text:span><text:span text:style-name="T1">前幾天的報紙說，警方要以散播謠言法辦一位網友。人渣黨每天造謠撒謊抹紅抹黑，長期系統性、有計劃性地、上下一條龍式地整個黨不斷自導自演栽贓抹黑異己，檢警調單位從來不去抓，卻自甘墮落，充當政治打手，每天以司法威脅恐嚇鎮壓人民。</text:span><text:span text:style-name="T3"><text:line-break/><text:line-break/></text:span><text:span text:style-name="T1">那個被抓的人寫了底下這麼一段話，居然就被以造謠移送法辦。他寫說：</text:span><text:span text:style-name="T3"><text:line-break/><text:line-break/></text:span><text:span text:style-name="T1">「現在終於知道民進黨的防疫的謊言：</text:span><text:span text:style-name="T3"><text:line-break/><text:line-break/></text:span><text:span text:style-name="T1">第一，不採取全面普篩主要的目的是為了遮掩社區感染的真相。</text:span><text:span text:style-name="T3"><text:line-break/><text:line-break/></text:span><text:span text:style-name="T1">第二，買不到疫苗真正原因在於民進黨想要賺疫苗回扣。</text:span><text:span text:style-name="T3"><text:line-break/><text:line-break/></text:span><text:span text:style-name="T1">第三，這一年多來大內宣主要目的在想企圖運用全體免疫的方式來掩蓋防疫的不實。</text:span><text:span text:style-name="T3"><text:line-break/><text:line-break/></text:span><text:span text:style-name="T1">第四，台灣的防疫只是一場遊戲一場夢。</text:span><text:span text:style-name="T3"><text:line-break/><text:line-break/></text:span><text:span text:style-name="T1">第五，其實台灣社區感染非常嚴重，去年沒爆發是因為病毒量不深。這次會大爆發因為英國病種病毒傳播超強，紙包不住火，民進黨穿幫了。」</text:span><text:span text:style-name="T3"><text:line-break/><text:line-break/></text:span><text:span text:style-name="T1">這位網友其實寫得不太精準，對於人渣黨的邪惡與齷齪了解太少了，把人渣黨想得太好了，彷彿它只是無能，只是企圖貪點所謂回扣，卻一個不小心而爆發疫情。這位網友真的是太善良了。人渣黨若只是無能，我們可以教他，但他豈是無能？他撈錢奪權的能力好到爆！他不是無能，而是無恥，骯髒齷齪到極點。</text:span><text:span text:style-name="T3"><text:line-break/><text:line-break/></text:span><text:span text:style-name="T1">我不會去指控什麼 "疫苗回扣" 這類一般人的推測。為什麼呢？因為政治沒那麼單純，沒那麼 "乾淨"，比這個要複雜且骯髒多了。就如同前一陣子什麼黑道小混混嗆聲警方，相較於真正掌權者的巨大暴利、權力與惡行，一個傻呼呼的小混混，哪算一回事？</text:span><text:span text:style-name="T3"><text:line-break/><text:line-break/></text:span><text:span text:style-name="T1">我敢保證，人渣黨將來絕不會拿什麼 "疫苗回扣"，太看不起人渣黨了。你自己用肚臍想也知道，當你掌握所有權力與資源時，你想撈錢，哪需要偷偷摸摸拿什麼回扣？那是基層人員才會幹的窩囊犯行，當權者哪需要這樣？</text:span><text:span text:style-name="T3"><text:line-break/><text:line-break/></text:span><text:span text:style-name="T1">平常隨便一個什麼土地重劃或變更地目，就不知道能夠一夜之間撈到多少億，而且撈得天衣無縫；大家都知道怎麼回事，但是你能拿他怎麼樣？你如何可能把他繩之以法？再說，他很可能完全合法。對一個掌握所有權力和資源的人來說，要合法還不簡單？</text:span><text:span text:style-name="T3"><text:line-break/><text:line-break/></text:span><text:span text:style-name="T1">就算非法，除非改朝換代，除非下一個朝代清廉自持，願意冒險肅貪，否則，司法永遠也不會拿權勢者開刀。阿扁之所以坐牢，是因為惹到美國人，是美國人釋出貪瀆證據，是美國人逼阿扁主動出面認罪，是美國人要他坐牢，而不是因為他的犯行。</text:span><text:span text:style-name="T3"><text:line-break/><text:line-break/></text:span><text:span text:style-name="T1">相較於人渣黨的胃口，阿扁貪個幾十億根本就是皮毛。你看，扁嫂居然還得私下跟百貨公司老闆討禮券，還得四處找人偷偷摸摸收集發票來報一點私帳。人渣黨可完全不是這樣的小家子氣。</text:span><text:span text:style-name="T3"><text:line-break/><text:line-break/></text:span><text:span text:style-name="T1">你看，不管是什麼綠能，什麼風力發電，什麼前瞻計畫，什麼新南向等等等，動輒以兆計算，而且這都還不包括動輒數千億的軍購，以及烏七媽黑的無數金錢外交；把錢送給一些人權紀錄惡名昭彰的獨裁者或政治人渣，利益均霑，然後睜眼說瞎話騙大家說這些都是什麼 "國際民主盟友"，共同捍衛民主自由。</text:span><text:span text:style-name="T3"><text:line-break/><text:line-break/></text:span><text:span text:style-name="T1">這一切荒腔走板、動輒幾兆幾千億的所謂 "政策"，事實上幾乎全都有美、日的重大獲利在裏頭。它不是出於台灣民生大計之所需，而是殖民者長期吸血的各種方式。</text:span><text:span text:style-name="T3"><text:line-break/><text:line-break/></text:span><text:span text:style-name="T1">回歸原題，我保證人渣黨沒有 "疫苗回扣" 這麼基層、可笑的貪污手法。</text:span><text:span text:style-name="T3"><text:line-break/><text:line-break/></text:span><text:span text:style-name="T1">至於有沒有炒股，這當然是廢話，不炒白不炒。不過，權勢大者當然不會自己去炒。這通常是分贓政治體制往下釋放的一種基本 "福利"。</text:span><text:span text:style-name="T3"><text:line-break/><text:line-break/></text:span><text:span text:style-name="T1">我很想舉些實例，但無證據在手沒法講。不過，稍微對島內藍綠政治有一點點了解的人，理應都知道，股市技術分析什麼年線月線都沒用，千線萬線不如一條內線。資訊，特別是比別人快一步的各種資訊，就是一種最安全最隱密最輕鬆的撈錢工具，做為一種犒賞與回報或資金來源(不妨想想大漢奸黎智英如何在美國協助下四處撈錢)。</text:span><text:span text:style-name="T3"><text:line-break/><text:line-break/></text:span><text:span text:style-name="T1">人渣黨千方百計阻擋疫苗進口，主因絕不是什麼莫須有的 "疫苗回扣"，那是對政治的理解很 "單純" 的一般人的一種民間普遍推測，但這推測並不合理，太可笑了。拿回扣是權力外圍的人才會去幹的事。</text:span><text:span text:style-name="T3"><text:line-break/><text:line-break/></text:span><text:span text:style-name="T1">至於炒股，高端疫苗公司短短一年漲了十幾倍，董事長張世忠兄妹與妹婿這個著名的炒股家族，疫苗根本八字都還沒一撇，卻輕輕鬆鬆就能撈上幾百億。雖然利潤如此龐大，但我也不相信這是人渣黨千方百計阻擋疫苗進口的原因。這只能說是一個附帶利益。為什麼呢？因為人渣黨自己撈都來不及了，沒必要為一個私人家族企業犯眾怒。</text:span><text:span text:style-name="T3"><text:line-break/><text:line-break/></text:span><text:span text:style-name="T1">再說，若真要撈錢，理當是神不知鬼不覺地撈，哪會撈到天怒人怨，眾人猜疑？人渣黨沒那麼笨。而且，人渣黨大撈特撈的管道多得是，何必撈得如此難看、如此張揚？</text:span><text:span text:style-name="T3"><text:line-break/><text:line-break/></text:span><text:span text:style-name="T1">那麼，到底是為了什麼，人渣黨必須如此千方百計地阻擋疫苗？我想，只有一個可能，那就是美國主子的意思。</text:span><text:span text:style-name="T3"><text:line-break/><text:line-break/></text:span><text:span text:style-name="T1">人渣黨說，疫苗問題事關什麼國防戰略。這意思其實就是說，這整個荒唐詭異的阻擋疫苗行徑，事實上就是美國藉著台灣攻擊祖國的整個佈局之一，但它同時也能成為美國的一個提款機，因為所謂高端疫苗其實就是和美國國家衛生研究院合作進行。</text:span><text:span text:style-name="T3"><text:line-break/><text:line-break/></text:span><text:span text:style-name="T1">台灣做為美國殖民地，所有重要政策與人事，向來全都得經過美國主子的批准和指示。殖民者不會去考慮被殖民者的需求，包括人命與健康都根本無關緊要。殖民者就是盡量從被殖民者身上撈取最大的利益，讓我們為美國人做出最大的犧牲。</text:span><text:span text:style-name="T3"><text:line-break/><text:line-break/></text:span><text:span text:style-name="T1">我知道你很可能不會相信我講的，那是因為你對政治的理解太 "單純" 了。我不怪你，因為我也曾經 "單純" 過。經過將近二十年，我才從單純幼稚的表面政治幻象中清醒。</text:span></text:p>
      <text:p text:style-name="P2"><text:span text:style-name="T1">陳真   |  2021.06.01 11:24   |   </text:span><text:a xlink:type="simple" xlink:href="http://palinfo.habago.org/Entry?Command=Information_PrintForum#FORUM40678"><text:span text:style-name="T2">#</text:span></text:a></text:p>
      <text:p text:style-name="P3"><text:span text:style-name="T1">台灣人真要坐以待斃？(五)：草菅人命，官商勾結</text:span><text:span text:style-name="T3"><text:line-break/><text:line-break/></text:span><text:span text:style-name="T1">陳真</text:span><text:span text:style-name="T3"><text:line-break/><text:line-break/></text:span><text:span text:style-name="T1">2021. 05. 31.</text:span><text:span text:style-name="T3"><text:line-break/><text:line-break/><text:line-break/></text:span><text:span text:style-name="T1">這個人渣黨真的是齷齪至極，為了強迫大家將來打台製黑心疫苗，無所不用其極，百般阻撓世界上最好的疫苗進口，而且每天不斷撒謊造謠，毫無羞恥心。</text:span><text:span text:style-name="T3"><text:line-break/><text:line-break/></text:span><text:span text:style-name="T1">比方說，口口聲聲說什麼一定要跟原廠買，藉以阻撓疫苗進口。這不是發神經嗎？你買蘋果手機或現代汽車，難道一定要跑到美國或韓國買，才叫做原廠？醫院裏頭千千萬萬種藥物，來自世界各國，誰會一一跑去每個國家買？不管你是跟哪個代理商買的，原廠就是原廠。</text:span><text:span text:style-name="T3"><text:line-break/><text:line-break/></text:span><text:span text:style-name="T1">更可惡的是，一方面信口雌黃說什麼一定要買原廠，當原廠真的來了，人渣黨卻又說不要買，睜眼說瞎話跟對方說台灣疫苗已經夠多了，不需要再買。</text:span><text:span text:style-name="T3"><text:line-break/><text:line-break/></text:span><text:span text:style-name="T1">而且，事實上，人渣黨過去所進口的、歐洲十幾個國家禁用或停用的AZ疫苗，不但不是跟原廠買的，而且也不是原廠貨，而是韓國的代工廠SK Bioscience 所製造。至於最近那十五萬劑純做秀的莫德納疫苗，同樣也不是跟美國原廠買的，更不是原廠貨，而是西班牙的Rovi 藥廠所代工。</text:span><text:span text:style-name="T3"><text:line-break/><text:line-break/></text:span><text:a xlink:type="simple" xlink:href="https://bit.ly/3i8BFrw"><text:span text:style-name="T5">https://bit.ly/3i8BFrw</text:span></text:a><text:span text:style-name="T3"><text:line-break/><text:line-break/></text:span><text:span text:style-name="T1">聽清楚哦，是代工製造，而不是代理販賣。連代工廠的產品都能接受，卻不能接受原廠製造？由此你就可以知道，人渣黨其實根本不是要跟你講道理，而是存心胡作非為，存心蠻幹！滿口低能荒唐的謊言，擺明就是要不擇手段阻擋世界最好的幾種疫苗進口。這是什麼心態？這若不是謀財害命，什麼是謀財害命？</text:span><text:span text:style-name="T3"><text:line-break/><text:line-break/></text:span><text:span text:style-name="T1">這兩天，人渣黨頭子說話了，說疫苗是國家戰略產業，所以一定要扶植本土生技公司。可是，這鬼話說得通嗎？沒有人會反對台灣發展什麼生技產業，問題是，當疫情如此嚴重時，你卻千方百計阻撓救命解藥，說一定要先扶植一間僅僅上市才三年的私人生技公司？這種鬼話說得通嗎？</text:span><text:span text:style-name="T3"><text:line-break/><text:line-break/></text:span><text:span text:style-name="T1">今天，假若你生了病，病況危急，全世界最好的解藥送到你嘴邊，你卻說不行，我不能吃，我不能仰賴別人，我一定要等我剛考上醫學院的兒子將來為我發明解藥。這說得通嗎？</text:span><text:span text:style-name="T3"><text:line-break/><text:line-break/></text:span><text:span text:style-name="T1">如果只是你自己的一條命，你愛怎麼幹就怎麼幹。問題是，現在是涉及兩千三百萬人的性命與身家財產，你卻刻意百般阻撓，說什麼我們一定要發展自己的仙丹，不管死多少人也要等，天底下有這種道理？若說裏頭沒有陰暗內幕或機關盤算或利益輸送，難道是人渣黨集體發瘋了嗎？</text:span><text:span text:style-name="T3"><text:line-break/><text:line-break/></text:span><text:span text:style-name="T1">再說，製藥生技產業難如登天，就算你傾國家之力，花上幾十年都不一定能發展得起來。</text:span><text:span text:style-name="T3"><text:line-break/><text:line-break/></text:span><text:span text:style-name="T1">今天，假若台灣真的有什麼仙丹妙藥馬上可提供大眾救命，那倒也無話可說。但是事實上卻不然，不但不是仙丹妙藥，而且是根本不打算經過基本合格試驗程序、全世界沒有人會認可的黑心疫苗。</text:span><text:span text:style-name="T3"><text:line-break/><text:line-break/></text:span><text:span text:style-name="T1">這一家叫做 "高端疫苗" 的台灣生技公司，是個臭名昭彰、過去炒股與內線交易醜聞不斷的家族企業，連二期都還沒完成，甚至這個月(五月) 的月初才剛啟動二期試驗，該公司的網頁在五月十二日都還在公開招募受試者，人渣黨政府居然在上周五月二十八日居然就下大單，預訂了五百萬劑疫苗，就連該試驗計畫的主持人都覺得很荒唐，一個連八字都沒一撇的東西，你卻用納稅人的錢全買單了。這不是違法亂紀，什麼是違法亂紀？公家機關可以去採購一個根本尚未存在、尚未進行試驗的藥物嗎來拯救疫情？</text:span><text:span text:style-name="T3"><text:line-break/><text:line-break/></text:span><text:span text:style-name="T1">再說，天底下有人推出一個新藥是如此神速的嗎？天底下會有人這樣子訂購藥物的嗎？八字都還沒有一撇就下單全買了。這不是官商勾結，什麼是官商勾結？這不是草菅人命，什麼是草菅人命？</text:span><text:span text:style-name="T3"><text:line-break/><text:line-break/></text:span><text:span text:style-name="T1">五月中旬都還在招募受試者，五月底政府單位就來下大單預訂了。二期試驗會不會過都還是個問題，更不用說真正具有臨床意義的三期試驗，官方居然就信口胡謅打包票說很安全、沒問題，馬上進行大採購。這不是圖利，什麼是圖利？這不是利益輸送，什麼是利益輸送？這不是官商勾結，什麼是官商勾結？這不是草菅人命，什麼是草菅人命？這不是違法亂紀，什麼是違法亂紀？</text:span><text:span text:style-name="T3"><text:line-break/><text:line-break/></text:span><text:span text:style-name="T1">一個事關幾千萬條性命的疫苗，連完成三期試驗都不用，甚至連二期也不用，直接就能拍胸脯打包票說很安全很棒沒。科學生技製藥竟然是靠著政客拍胸脯，就能事先保證安全有效？這不叫做官商勾結，什麼是官商勾結？這不是黑心疫苗，什麼是黑心疫苗？簡直是把大家當白癡。</text:span><text:span text:style-name="T3"><text:line-break/><text:line-break/></text:span><text:span text:style-name="T1">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span><text:span text:style-name="T3"><text:line-break/><text:line-break/></text:span><text:span text:style-name="T1">疫情危急之際，有那麼多世界最好的疫苗垂手可得，卻千方百計阻撓，每天造謠撒謊，完全就是無法無天，而且抹紅抹黑企圖引進或捐贈世界最好疫苗者，硬是要採用毫無安全保障的台製黑心疫苗，如果這不叫做泯滅良知，什麼是泯滅良知？如果這不叫做喪心病狂，什麼是喪心病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